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1: </text:p>
      <text:p text:style-name="Standard"><text:tab/>PLEASE ENTER THE CODE...</text:p>
      <text:p text:style-name="Standard"><text:tab/>PLEASE ENTER THE CODE...</text:p>
      <text:p text:style-name="Standard"><text:tab/>PLEASE ENTER THE CODE...</text:p>
      <text:p text:style-name="Standard"/>
      <text:list xml:id="list1807743069145063559" text:style-name="L1">
        <text:list-item>
          <text:list>
            <text:list-item>
              <text:p text:style-name="P1">4-8-15-16-23-42 - b2</text:p>
            </text:list-item>
            <text:list-item>
              <text:p text:style-name="P1">4-8-15-16-23-42 - b2</text:p>
            </text:list-item>
            <text:list-item>
              <text:p text:style-name="P1">4-8-15-16-23-42 - b2</text:p>
            </text:list-item>
            <text:list-item>
              <text:p text:style-name="P1">4-8-15-16-23-42 – b2</text:p>
            </text:list-item>
          </text:list>
        </text:list-item>
      </text:list>
      <text:p text:style-name="Standard"/>
      <text:p text:style-name="Standard">b2:</text:p>
      <text:p text:style-name="Standard"><text:tab/>Thank you. System secured.</text:p>
      <text:p text:style-name="Standard"><text:tab/>Time Remaining:</text:p>
      <text:p text:style-name="Standard"><text:tab/>\t t-minus 23h 59m 59s</text:p>
      <text:p text:style-name="Standard"/>
      <text:list xml:id="list4592126532489523562" text:style-name="L2">
        <text:list-item>
          <text:list>
            <text:list-item>
              <text:p text:style-name="P2">long pause</text:p>
            </text:list-item>
          </text:list>
        </text:list-item>
      </text:list>
      <text:p text:style-name="Standard"/>
      <text:p text:style-name="Standard"><text:tab/>Hello?</text:p>
      <text:p text:style-name="Standard"><text:tab/>This says it's going through, hello?</text:p>
      <text:p text:style-name="Standard"><text:tab/>Is anyone there, please??</text:p>
      <text:p text:style-name="Standard"><text:tab/>Hello? Please oh God let someone be there!</text:p>
      <text:p text:style-name="Standard"/>
      <text:p text:style-name="Standard"><text:tab/>→ hello? B3</text:p>
      <text:p text:style-name="Standard"><text:tab/>→ yes yes i'm here. Hello? B3</text:p>
      <text:p text:style-name="Standard"><text:tab/>→ -do nothing- B4</text:p>
      <text:p text:style-name="Standard"/>
      <text:p text:style-name="Standard">b3:</text:p>
      <text:p text:style-name="Standard"><text:tab/>Oh thank god, the lord, the heavens.</text:p>
      <text:p text:style-name="Standard"><text:tab/>Thank the blessed green earth and soil</text:p>
      <text:p text:style-name="Standard"><text:tab/>Thank everything!</text:p>
      <text:p text:style-name="Standard"/>
      <text:p text:style-name="Standard"><text:tab/>→ What are you talking about? B5</text:p>
      <text:p text:style-name="Standard"><text:tab/>→ Who are you? B5</text:p>
      <text:p text:style-name="Standard"><text:tab/>→ How are you talking to me? B6</text:p>
      <text:p text:style-name="Standard"/>
      <text:p text:style-name="Standard"/>
      <text:p text:style-name="Standard">B4:</text:p>
      <text:p text:style-name="Standard"><text:tab/>Please....</text:p>
      <text:p text:style-name="Standard"><text:tab/>Please don't be dead, not now...</text:p>
      <text:p text:style-name="Standard"/>
      <text:p text:style-name="Standard"><text:tab/>→ ok ok i'm here. What is happening? B3</text:p>
      <text:p text:style-name="Standard"><text:tab/>→ hahahahah fooled you lol xp B3</text:p>
      <text:p text:style-name="Standard"><text:tab/>→ sorry, bathroom break B3</text:p>
      <text:p text:style-name="Standard"/>
      <text:p text:style-name="Standard">B5:</text:p>
      <text:p text:style-name="Standard"><text:tab/>We've been looking for you!</text:p>
      <text:p text:style-name="Standard"><text:tab/>After all of these years, we've done it—we've found you!</text:p>
      <text:p text:style-name="Standard"><text:tab/>Your mother—your father, they've been worried sick ever since</text:p>
      <text:p text:style-name="Standard"><text:soft-page-break/><text:tab/>Well, ever since, you know...</text:p>
      <text:p text:style-name="Standard"/>
      <text:p text:style-name="Standard"><text:tab/>→ since what? B7</text:p>
      <text:p text:style-name="Standard"><text:tab/>→ I can't believe it. Really? B8</text:p>
      <text:p text:style-name="Standard"/>
      <text:p text:style-name="Standard">B6:</text:p>
      <text:p text:style-name="Standard"><text:tab/>The mainframe! I was able to reach you through the mainframe haha!</text:p>
      <text:p text:style-name="Standard"><text:tab/>Who'd have that it would still be connected after all these years, amazing</text:p>
      <text:p text:style-name="Standard"><text:tab/>They told me I was kicking a dead horse, but they're the one's who're shrouded.</text:p>
      <text:p text:style-name="Standard"><text:tab/>`Ol Plato really broke free from these chains haha, and the light ain't too bright after all.</text:p>
      <text:p text:style-name="Standard"/>
      <text:p text:style-name="Standard"><text:tab/>→ … what are you talking about? B7</text:p>
      <text:p text:style-name="Standard"/>
      <text:p text:style-name="Standard">B7:</text:p>
      <text:p text:style-name="Standard"><text:tab/>Nevermind, I guess what's important is that you're alive</text:p>
      <text:p text:style-name="Standard"><text:tab/>I'm just so happy, don't you see?</text:p>
      <text:p text:style-name="Standard"><text:tab/>We were lost without you, and now you are found.</text:p>
      <text:p text:style-name="Standard"><text:tab/>Tell me—do you have enough air in there? What about food? Is it moldy, rusty?</text:p>
      <text:p text:style-name="Standard"><text:tab/>Do all of the electronics work?</text:p>
      <text:p text:style-name="Standard"/>
      <text:p text:style-name="Standard"><text:tab/>→ Why do you want to know? B9</text:p>
      <text:p text:style-name="Standard"><text:tab/>→ yeah, I think B10</text:p>
      <text:p text:style-name="Standard"><text:tab/>→ I heard rumbling a few minutes ago B10</text:p>
      <text:p text:style-name="Standard"/>
      <text:p text:style-name="Standard">B8:</text:p>
      <text:p text:style-name="Standard"><text:tab/>Yes, yes! Absolutely</text:p>
      <text:p text:style-name="Standard"><text:tab/>Oh hey, tell me—do you have enough air in there? What about food? Is it moldy, rusty?</text:p>
      <text:p text:style-name="Standard"><text:tab/>Do all of the electronics work?</text:p>
      <text:p text:style-name="Standard"/>
      <text:p text:style-name="Standard"><text:tab/>→ Why do you want to know? B9</text:p>
      <text:p text:style-name="Standard"><text:tab/>→ yeah, I think B10</text:p>
      <text:p text:style-name="Standard"><text:tab/>→ I heard rumbling a few minutes ago B10</text:p>
      <text:p text:style-name="Standard"/>
      <text:p text:style-name="Standard">B9:</text:p>
      <text:p text:style-name="Standard"><text:tab/>hey hey, I just want to get you out of there is all</text:p>
      <text:p text:style-name="Standard"><text:tab/>your parents, they want to see you.</text:p>
      <text:p text:style-name="Standard"><text:tab/>My job is to get you out of there, so again can you please tell me</text:p>
      <text:p text:style-name="Standard"><text:tab/>do you feel anything?</text:p>
      <text:p text:style-name="Standard"/>
      <text:p text:style-name="Standard"><text:tab/>→ yeah... sleepy B11</text:p>
      <text:p text:style-name="Standard"><text:tab/>→ what's... going... on B11</text:p>
      <text:p text:style-name="Standard"/>
      <text:p text:style-name="Standard"/>
      <text:p text:style-name="Standard">B10:</text:p>
      <text:p text:style-name="Standard"><text:tab/>Excellent, excellent! Now tell me, do you feel anything?</text:p>
      <text:p text:style-name="Standard"/>
      <text:p text:style-name="Standard"><text:tab/>→ yeah... sleepy B11</text:p>
      <text:p text:style-name="Standard"><text:tab/>→ what's... going... on B11</text:p>
      <text:p text:style-name="Standard"/>
      <text:p text:style-name="Standard"><text:soft-page-break/>B11:</text:p>
      <text:p text:style-name="Standard"><text:tab/>LONG PAUSE</text:p>
      <text:p text:style-name="Standard"><text:tab/>\t\t&lt;&lt; <text:s/>The Next Day &gt;&gt;</text:p>
      <text:p text:style-name="Standard"><text:tab/>LONG PAUSE</text:p>
      <text:p text:style-name="Standard"><text:tab/></text:p>
      <text:p text:style-name="Standard"><text:tab/>PLEASE ENTER THE CODE...</text:p>
      <text:p text:style-name="Standard"><text:tab/>PLEASE ENTER THE CODE...</text:p>
      <text:p text:style-name="Standard"><text:tab/>PLEASE ENTER THE CODE...</text:p>
      <text:list xml:id="list23306389" text:continue-list="list1807743069145063559" text:style-name="L1">
        <text:list-item>
          <text:list>
            <text:list-header>
              <text:p text:style-name="P1"/>
            </text:list-header>
          </text:list>
        </text:list-item>
      </text:list>
      <text:p text:style-name="Standard"><text:tab/>→ 4-8-15-16-23-42 – b12</text:p>
      <text:p text:style-name="Standard"><text:tab/>→ 4-8-15-16-23-42 – b12</text:p>
      <text:p text:style-name="Standard"><text:tab/>→ 4-8-15-16-23-42 – b12</text:p>
      <text:p text:style-name="Standard"><text:tab/>→ 4-8-15-16-23-42 – b12</text:p>
      <text:p text:style-name="Standard"/>
      <text:p text:style-name="Standard">B12:</text:p>
      <text:p text:style-name="Standard"><text:tab/>Thank you. System secured.</text:p>
      <text:p text:style-name="Standard"><text:tab/>Time Remaining:</text:p>
      <text:p text:style-name="Standard"><text:tab/>\t t-minus 23h 59m 59s</text:p>
      <text:p text:style-name="Standard"><text:tab/>Hey, respond to this when you see please!</text:p>
      <text:p text:style-name="Standard"/>
      <text:p text:style-name="Standard"><text:tab/>– MODERATE PAUSE --</text:p>
      <text:p text:style-name="Standard"><text:tab/></text:p>
      <text:p text:style-name="Standard"><text:tab/>→ what the hell happened? B13</text:p>
      <text:p text:style-name="Standard"><text:tab/>→ what did you do? B13</text:p>
      <text:p text:style-name="Standard"><text:tab/>→ am I dead? B14</text:p>
      <text:p text:style-name="Standard"/>
      <text:p text:style-name="Standard">B13:</text:p>
      <text:p text:style-name="Standard"><text:tab/>We found an air pocket, we wanted to be sure it was you!</text:p>
      <text:p text:style-name="Standard"><text:tab/>We've been poking and prodding, releasing a mild sedative so as not to disturb anything too <text:tab/>much hahahaha</text:p>
      <text:p text:style-name="Standard"><text:tab/>Looks like we got our eyes on you</text:p>
      <text:p text:style-name="Standard"/>
      <text:p text:style-name="Standard"><text:tab/>→ hey, I've got a question B15</text:p>
      <text:p text:style-name="Standard"/>
      <text:p text:style-name="Standard">B14:</text:p>
      <text:p text:style-name="Standard"><text:tab/>I sure hope not, many people would be disappointed</text:p>
      <text:p text:style-name="Standard"/>
      <text:p text:style-name="Standard"><text:tab/>→ hey, I've got a question B15</text:p>
      <text:p text:style-name="Standard"/>
      <text:p text:style-name="Standard">B15:</text:p>
      <text:p text:style-name="Standard"><text:tab/>Yeah sure, what's up?</text:p>
      <text:p text:style-name="Standard"/>
      <text:p text:style-name="Standard"><text:tab/>→ -ask about outside world- B16</text:p>
      <text:p text:style-name="Standard"><text:tab/>→ -ask about parents- B17</text:p>
      <text:p text:style-name="Standard"><text:tab/>→ -ask about the code- B18</text:p>
      <text:p text:style-name="Standard"/>
      <text:p text:style-name="Standard">B16:</text:p>
      <text:p text:style-name="Standard"><text:tab/>oh, well it's magnificent out here</text:p>
      <text:p text:style-name="Standard"><text:tab/>There are bright orange skies as far as the eyes can see</text:p>
      <text:p text:style-name="Standard"><text:soft-page-break/><text:tab/>Trees lined upon mountain tops litter the sky</text:p>
      <text:p text:style-name="Standard"><text:tab/>In the evening, you hear the dodos and hoohoos ring across the starry expanse</text:p>
      <text:p text:style-name="Standard"/>
      <text:p text:style-name="Standard"><text:tab/>→ So.. you've seen the sun? B19</text:p>
      <text:p text:style-name="Standard"><text:tab/>→ orange skies? B20</text:p>
      <text:p text:style-name="Standard"><text:tab/>→ the hoohoos? What? B21</text:p>
      <text:p text:style-name="Standard"/>
      <text:p text:style-name="Standard">B17:</text:p>
      <text:p text:style-name="Standard"><text:tab/>Yes, they're worried sick. Do you remember how you got down there?</text:p>
      <text:p text:style-name="Standard"><text:tab/>I suppose you could've been born there for all I know.</text:p>
      <text:p text:style-name="Standard"><text:tab/>I don't know much, I just know they've wanted to find you for a long long time</text:p>
      <text:p text:style-name="Standard"/>
      <text:p text:style-name="Standard"><text:tab/>→ I don't remember B22</text:p>
      <text:p text:style-name="Standard"><text:tab/>→ I miss them B22</text:p>
      <text:p text:style-name="Standard"/>
      <text:p text:style-name="Standard">B18:</text:p>
      <text:p text:style-name="Standard"><text:tab/>The code?</text:p>
      <text:list xml:id="list1890669726651346209" text:style-name="L3">
        <text:list-item>
          <text:list>
            <text:list-item>
              <text:p text:style-name="P3">moderate pause –</text:p>
            </text:list-item>
          </text:list>
        </text:list-item>
      </text:list>
      <text:p text:style-name="Standard"><text:tab/>hmmm, no no, I don't know what you mean.</text:p>
      <text:p text:style-name="Standard"/>
      <text:p text:style-name="Standard"><text:tab/>→ the code. What I enter every 24 hours B23</text:p>
      <text:p text:style-name="Standard"/>
      <text:p text:style-name="Standard">B19:</text:p>
      <text:p text:style-name="Standard"><text:tab/>Why every week I see it! It comes shining through the horizon like pale red glow of <text:tab/>magnificence. I can't wait until you see it</text:p>
      <text:p text:style-name="Standard"/>
      <text:p text:style-name="Standard"><text:tab/>→ Me either B23</text:p>
      <text:p text:style-name="Standard"><text:tab/>→ wow B23</text:p>
      <text:p text:style-name="Standard"><text:tab/>→ I can't imagine B23</text:p>
      <text:p text:style-name="Standard"/>
      <text:p text:style-name="Standard">B20:</text:p>
      <text:p text:style-name="Standard"><text:tab/>Ah yes, it's quite beautiful.</text:p>
      <text:p text:style-name="Standard"><text:tab/>You see, the sun is bright red of course and it paints the sky</text:p>
      <text:p text:style-name="Standard"><text:tab/>orange, because of the light refracting.</text:p>
      <text:list xml:id="list6340917426933865846" text:style-name="L4">
        <text:list-item>
          <text:list>
            <text:list-item>
              <text:p text:style-name="P4">short pause--</text:p>
            </text:list-item>
          </text:list>
        </text:list-item>
      </text:list>
      <text:p text:style-name="Standard"><text:tab/>you just really have to, uh, see</text:p>
      <text:p text:style-name="Standard"/>
      <text:p text:style-name="Standard"><text:tab/>→ I can't wait B23</text:p>
      <text:p text:style-name="Standard"><text:tab/>→ when can you get me out? B23</text:p>
      <text:p text:style-name="Standard"><text:tab/>→ something seems off.. B23</text:p>
      <text:p text:style-name="Standard"/>
      <text:p text:style-name="Standard">B21:</text:p>
      <text:p text:style-name="Standard"><text:tab/>Magnificent flying beasts with eyes and a neck that cock to and fro.</text:p>
      <text:p text:style-name="Standard"><text:tab/>In the old world there were hundreds of thousands littering the sky I'm told.</text:p>
      <text:p text:style-name="Standard"><text:tab/>Now they've dwindled a bit..</text:p>
      <text:p text:style-name="Standard"/>
      <text:p text:style-name="Standard"><text:tab/>→ old world? B23</text:p>
      <text:p text:style-name="Standard"><text:tab/>→ Oh, you mean they're birds? B23</text:p>
      <text:p text:style-name="Standard"><text:tab/>→ wow, hundreds of thousands... B23</text:p>
      <text:p text:style-name="Standard"><text:soft-page-break/>B22:</text:p>
      <text:p text:style-name="Standard"><text:tab/>Well they sure do remember and miss you!</text:p>
      <text:p text:style-name="Standard"><text:tab/>Hang on..</text:p>
      <text:p text:style-name="Standard"><text:tab/> <text:tab/>short pause</text:p>
      <text:p text:style-name="Standard"><text:tab/>I'm getting some sort of interference or obstruction...</text:p>
      <text:p text:style-name="Standard"><text:tab/>there's a lot of metal...</text:p>
      <text:p text:style-name="Standard"><text:tab/>so much, my god.</text:p>
      <text:p text:style-name="Standard"><text:tab/>oh my god, we're here. We've actually found it!</text:p>
      <text:p text:style-name="Standard"><text:tab/>This is amazing!</text:p>
      <text:p text:style-name="Standard"><text:tab/><text:tab/>Short pause</text:p>
      <text:p text:style-name="Standard"><text:tab/>hey kid, look we're almost to you. It seems we need some sort of code to rescue—something <text:tab/>that was put in when the security was needed.</text:p>
      <text:p text:style-name="Standard"/>
      <text:p text:style-name="Standard"><text:tab/>→ Yeah, 4-8-15-16-23-42 (B24)</text:p>
      <text:p text:style-name="Standard"><text:tab/>→ i'm not so sure I should do that B25</text:p>
      <text:p text:style-name="Standard"><text:tab/>→ I don't know any code B26</text:p>
      <text:p text:style-name="Standard"/>
      <text:p text:style-name="Standard">B23:</text:p>
      <text:p text:style-name="Standard"><text:tab/>Hang on..</text:p>
      <text:p text:style-name="Standard"><text:tab/> <text:tab/>short pause</text:p>
      <text:p text:style-name="Standard"><text:tab/>I'm getting some sort of interference or obstruction...</text:p>
      <text:p text:style-name="Standard"><text:tab/>there's a lot of metal...</text:p>
      <text:p text:style-name="Standard"><text:tab/>so much, my god.</text:p>
      <text:p text:style-name="Standard"><text:tab/>oh my god, we're here. We've actually found it!</text:p>
      <text:p text:style-name="Standard"><text:tab/>This is amazing!</text:p>
      <text:p text:style-name="Standard"><text:tab/><text:tab/><text:tab/>Short pause</text:p>
      <text:p text:style-name="Standard"><text:tab/>hey kid, look we're almost to you. It seems we need some sort of code to rescue—something <text:tab/>that was put in when the security was needed.</text:p>
      <text:p text:style-name="Standard"><text:tab/></text:p>
      <text:p text:style-name="Standard"><text:tab/>→ Yeah, 4-8-15-16-23-42 (B24)</text:p>
      <text:p text:style-name="Standard"><text:tab/>→ i'm not so sure I should do that B25</text:p>
      <text:p text:style-name="Standard"><text:tab/>→ I don't know any code B26</text:p>
      <text:p text:style-name="Standard"/>
      <text:p text:style-name="Standard">B24:</text:p>
      <text:p text:style-name="Standard"><text:tab/>hahaha, excellent kiddo.</text:p>
      <text:p text:style-name="Standard"><text:tab/>You served your part well</text:p>
      <text:p text:style-name="Standard"/>
      <text:p text:style-name="Standard"><text:tab/>→ I'm not sure what you mean B27</text:p>
      <text:p text:style-name="Standard"><text:tab/>→ huh? B27</text:p>
      <text:p text:style-name="Standard"><text:tab/>→ thank you B27</text:p>
      <text:p text:style-name="Standard"/>
      <text:p text:style-name="Standard">B25:</text:p>
      <text:p text:style-name="Standard"><text:tab/>The code, the goddamn code!</text:p>
      <text:p text:style-name="Standard"><text:tab/>Look, we got readings this thing ain't gonna hold for much longer</text:p>
      <text:p text:style-name="Standard"><text:tab/>we want to get you out of there as soon as possible!</text:p>
      <text:p text:style-name="Standard"/>
      <text:p text:style-name="Standard"><text:tab/>→ <text:s/>4-8-15-16-23-42 B24</text:p>
      <text:p text:style-name="Standard"><text:tab/>→ Who are you, again? B28</text:p>
      <text:p text:style-name="Standard"/>
      <text:p text:style-name="Standard"><text:soft-page-break/>B26:</text:p>
      <text:p text:style-name="Standard"><text:tab/>goddamnit.</text:p>
      <text:p text:style-name="Standard"><text:tab/><text:tab/>Short pause</text:p>
      <text:p text:style-name="Standard"><text:tab/>listen kid, you're in a world of trouble if we can't get this door open</text:p>
      <text:p text:style-name="Standard"><text:tab/>think long and think hard about what you're going to say next, got it?</text:p>
      <text:p text:style-name="Standard"><text:tab/>What</text:p>
      <text:p text:style-name="Standard"><text:tab/>is</text:p>
      <text:p text:style-name="Standard"><text:tab/>the</text:p>
      <text:p text:style-name="Standard"><text:tab/>code</text:p>
      <text:p text:style-name="Standard"><text:tab/><text:tab/>long pause</text:p>
      <text:p text:style-name="Standard"><text:tab/>→ <text:s/>4-8-15-16-23-42 B24</text:p>
      <text:p text:style-name="Standard"/>
      <text:p text:style-name="Standard">B27:</text:p>
      <text:p text:style-name="Standard"><text:tab/>You brought honor to us all, kid</text:p>
      <text:p text:style-name="Standard"><text:tab/>you'll been known as a goddamn hero</text:p>
      <text:p text:style-name="Standard"><text:tab/>ain't that worth something</text:p>
      <text:p text:style-name="Standard"><text:tab/>heh</text:p>
      <text:p text:style-name="Standard"><text:tab/>…</text:p>
      <text:p text:style-name="Standard"><text:tab/>…</text:p>
      <text:p text:style-name="Standard"><text:tab/>…</text:p>
      <text:p text:style-name="Standard"/>
      <text:p text:style-name="Standard">B28:</text:p>
      <text:p text:style-name="Standard"><text:tab/>There's no time for this bullshit</text:p>
      <text:p text:style-name="Standard"><text:tab/><text:tab/><text:tab/>Short pause</text:p>
      <text:p text:style-name="Standard"><text:tab/>listen kid, you're in a world of trouble if we can't get this door open</text:p>
      <text:p text:style-name="Standard"><text:tab/>The readings are off the chart, we need to come in now</text:p>
      <text:p text:style-name="Standard"><text:tab/>think long and think hard about what you're going to say next, got it?</text:p>
      <text:p text:style-name="Standard"><text:tab/>What</text:p>
      <text:p text:style-name="Standard"><text:tab/>is</text:p>
      <text:p text:style-name="Standard"><text:tab/>the</text:p>
      <text:p text:style-name="Standard"><text:tab/>code</text:p>
      <text:p text:style-name="Standard"/>
      <text:p text:style-name="Standard"><text:tab/>→ <text:s/>4-8-15-16-23-42 B2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w K</meta:initial-creator>
    <meta:creation-date>2015-12-05T20:14:01.18</meta:creation-date>
    <dc:date>2015-12-09T03:14:41.05</dc:date>
    <dc:creator>Andrew K</dc:creator>
    <meta:editing-duration>P2DT16H51M49S</meta:editing-duration>
    <meta:editing-cycles>16</meta:editing-cycles>
    <meta:generator>OpenOffice/4.1.1$Win32 OpenOffice.org_project/411m6$Build-9775</meta:generator>
    <meta:document-statistic meta:table-count="0" meta:image-count="0" meta:object-count="0" meta:page-count="6" meta:paragraph-count="218" meta:word-count="1238" meta:character-count="6327"/>
  </office:meta>
</office:document-meta>
</file>